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fo:font-weight="bold" officeooo:rsid="00169d2b" officeooo:paragraph-rsid="00169d2b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officeooo:rsid="001a32f8" officeooo:paragraph-rsid="001a32f8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fo:font-weight="bold" officeooo:rsid="0019e0b3" officeooo:paragraph-rsid="001a32f8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fo:font-weight="bold" officeooo:rsid="001d8285" officeooo:paragraph-rsid="001d8285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style:font-size-asian="11pt" style:font-size-complex="11pt"/>
    </style:style>
    <style:style style:name="P8" style:family="paragraph" style:parent-style-name="Preformatted_20_Text">
      <style:text-properties fo:font-size="11pt" fo:font-weight="normal" officeooo:rsid="00169d2b" officeooo:paragraph-rsid="00169d2b" style:font-size-asian="11pt" style:font-weight-asian="normal" style:font-size-complex="11pt" style:font-weight-complex="normal"/>
    </style:style>
    <style:style style:name="P9" style:family="paragraph" style:parent-style-name="Preformatted_20_Text">
      <style:text-properties fo:font-size="11pt" fo:font-weight="normal" officeooo:rsid="0019e0b3" officeooo:paragraph-rsid="0019e0b3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font-size="11pt" fo:font-weight="normal" officeooo:rsid="0019e0b3" officeooo:paragraph-rsid="001a32f8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fo:font-size="11pt" fo:font-weight="normal" officeooo:rsid="001a32f8" officeooo:paragraph-rsid="001a32f8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fo:font-size="11pt" fo:font-weight="normal" officeooo:rsid="001d8285" officeooo:paragraph-rsid="001d8285" style:font-size-asian="11pt" style:font-weight-asian="normal" style:font-size-complex="11pt" style:font-weight-complex="normal"/>
    </style:style>
    <style:style style:name="P13" style:family="paragraph" style:parent-style-name="Preformatted_20_Text">
      <style:text-properties fo:color="#ff0000" fo:font-size="11pt" fo:font-weight="bold" officeooo:rsid="001a32f8" officeooo:paragraph-rsid="001a32f8" style:font-size-asian="11pt" style:font-weight-asian="bold" style:font-size-complex="11pt" style:font-weight-complex="bold"/>
    </style:style>
    <style:style style:name="P14" style:family="paragraph" style:parent-style-name="Preformatted_20_Text">
      <style:text-properties fo:font-size="11pt" fo:font-weight="normal" officeooo:rsid="001d8285" officeooo:paragraph-rsid="001d8285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fo:font-size="11pt" fo:font-weight="normal" officeooo:paragraph-rsid="00217d98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fo:font-size="11pt" fo:font-weight="normal" officeooo:paragraph-rsid="0022c131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font-size="11pt" fo:font-weight="normal" officeooo:paragraph-rsid="0023b0f9" style:font-size-asian="11pt" style:font-weight-asian="normal" style:font-size-complex="11pt" style:font-weight-complex="normal"/>
    </style:style>
    <style:style style:name="P18" style:family="paragraph" style:parent-style-name="Preformatted_20_Text">
      <style:text-properties fo:font-size="11pt" fo:font-weight="bold" officeooo:paragraph-rsid="0023b0f9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fo:color="#c9211e" fo:font-size="11pt" fo:font-weight="bold" officeooo:rsid="00217d98" officeooo:paragraph-rsid="00217d98" style:font-size-asian="11pt" style:font-weight-asian="bold" style:font-size-complex="11pt" style:font-weight-complex="bold"/>
    </style:style>
    <style:style style:name="P20" style:family="paragraph" style:parent-style-name="Preformatted_20_Text">
      <style:text-properties fo:color="#c9211e" fo:font-size="11pt" fo:font-weight="bold" officeooo:rsid="00217d98" officeooo:paragraph-rsid="0023b0f9" style:font-size-asian="11pt" style:font-weight-asian="bold" style:font-size-complex="11pt" style:font-weight-complex="bold"/>
    </style:style>
    <style:style style:name="P21" style:family="paragraph" style:parent-style-name="Preformatted_20_Text">
      <style:text-properties fo:color="#c9211e" fo:font-size="11pt" fo:font-weight="bold" officeooo:rsid="0022c131" officeooo:paragraph-rsid="0022c131" style:font-size-asian="11pt" style:font-weight-asian="bold" style:font-size-complex="11pt" style:font-weight-complex="bold"/>
    </style:style>
    <style:style style:name="P22" style:family="paragraph" style:parent-style-name="Preformatted_20_Text">
      <style:text-properties fo:color="#c9211e" fo:font-size="11pt" fo:font-weight="normal" officeooo:rsid="00217d98" officeooo:paragraph-rsid="00217d98" style:font-size-asian="11pt" style:font-weight-asian="normal" style:font-size-complex="11pt" style:font-weight-complex="normal"/>
    </style:style>
    <style:style style:name="P23" style:family="paragraph" style:parent-style-name="Preformatted_20_Text">
      <style:text-properties fo:color="#c9211e" fo:font-size="11pt" fo:font-weight="normal" officeooo:rsid="00217d98" officeooo:paragraph-rsid="0022c131" style:font-size-asian="11pt" style:font-weight-asian="normal" style:font-size-complex="11pt" style:font-weight-complex="normal"/>
    </style:style>
    <style:style style:name="P24" style:family="paragraph" style:parent-style-name="Preformatted_20_Text">
      <style:text-properties fo:color="#c9211e" fo:font-size="11pt" fo:font-weight="normal" officeooo:rsid="0023b0f9" officeooo:paragraph-rsid="0023b0f9" style:font-size-asian="11pt" style:font-weight-asian="normal" style:font-size-complex="11pt" style:font-weight-complex="normal"/>
    </style:style>
    <style:style style:name="P25" style:family="paragraph" style:parent-style-name="Preformatted_20_Text">
      <style:text-properties fo:color="#000000" fo:font-size="11pt" fo:font-weight="bold" officeooo:rsid="0022c131" officeooo:paragraph-rsid="0022c131" style:font-size-asian="11pt" style:font-weight-asian="bold" style:font-size-complex="11pt" style:font-weight-complex="bold"/>
    </style:style>
    <style:style style:name="P26" style:family="paragraph" style:parent-style-name="Preformatted_20_Text">
      <style:text-properties fo:color="#000000" fo:font-size="11pt" style:text-underline-style="solid" style:text-underline-width="auto" style:text-underline-color="font-color" fo:font-weight="bold" officeooo:rsid="0022c131" officeooo:paragraph-rsid="0022c131" style:font-size-asian="11pt" style:font-weight-asian="bold" style:font-size-complex="11pt" style:font-weight-complex="bold"/>
    </style:style>
    <style:style style:name="P27" style:family="paragraph" style:parent-style-name="Preformatted_20_Text">
      <style:text-properties officeooo:paragraph-rsid="0023b0f9"/>
    </style:style>
    <style:style style:name="P28" style:family="paragraph" style:parent-style-name="Preformatted_20_Text">
      <style:text-properties fo:color="#ff0000" fo:font-size="11pt" fo:font-weight="bold" officeooo:rsid="0023b0f9" officeooo:paragraph-rsid="0023b0f9" style:font-size-asian="11pt" style:font-weight-asian="bold" style:font-size-complex="11pt" style:font-weight-complex="bold"/>
    </style:style>
    <style:style style:name="P29" style:family="paragraph" style:parent-style-name="Standard">
      <style:text-properties fo:color="#c9211e" fo:font-size="11pt" fo:font-weight="bold" officeooo:rsid="00217d98" officeooo:paragraph-rsid="0023b0f9" style:font-size-asian="11pt" style:font-weight-asian="bold" style:font-size-complex="11pt" style:font-weight-complex="bold"/>
    </style:style>
    <style:style style:name="T1" style:family="text">
      <style:text-properties officeooo:rsid="00157b8d"/>
    </style:style>
    <style:style style:name="T2" style:family="text">
      <style:text-properties officeooo:rsid="001a32f8"/>
    </style:style>
    <style:style style:name="T3" style:family="text">
      <style:text-properties fo:color="#000000"/>
    </style:style>
    <style:style style:name="T4" style:family="text">
      <style:text-properties fo:color="#000000" officeooo:rsid="0019e0b3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officeooo:rsid="00229798"/>
    </style:style>
    <style:style style:name="T7" style:family="text">
      <style:text-properties officeooo:rsid="001c0d1e"/>
    </style:style>
    <style:style style:name="T8" style:family="text">
      <style:text-properties officeooo:rsid="00217d98"/>
    </style:style>
    <style:style style:name="T9" style:family="text">
      <style:text-properties fo:font-weight="bold" officeooo:rsid="00217d98" style:font-weight-asian="bold" style:font-weight-complex="bold"/>
    </style:style>
    <style:style style:name="T10" style:family="text">
      <style:text-properties fo:font-weight="bold" officeooo:rsid="0023b0f9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217d98"/>
    </style:style>
    <style:style style:name="T12" style:family="text">
      <style:text-properties style:text-underline-style="solid" style:text-underline-width="auto" style:text-underline-color="font-color" officeooo:rsid="0023b0f9"/>
    </style:style>
    <style:style style:name="T13" style:family="text">
      <style:text-properties fo:font-size="11pt" fo:font-weight="bold" officeooo:rsid="00217d98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23b0f9" style:font-size-asian="11pt" style:font-weight-asian="bold" style:font-size-complex="11pt" style:font-weight-complex="bold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officeooo:rsid="0022c131"/>
    </style:style>
    <style:style style:name="T17" style:family="text">
      <style:text-properties fo:color="#ff0000"/>
    </style:style>
    <style:style style:name="T18" style:family="text">
      <style:text-properties officeooo:rsid="0023b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<text:span text:style-name="T1">QL</text:span> <text:span text:style-name="T1">C</text:span>ommands</text:p>
      <text:p text:style-name="Preformatted_20_Text"/>
      <text:p text:style-name="Preformatted_20_Text"/>
      <text:p text:style-name="P2">SHOW DATABASES;</text:p>
      <text:p text:style-name="P7">-&gt; list all the databases</text:p>
      <text:p text:style-name="P7"/>
      <text:p text:style-name="P2">CREATE DATABASE &lt;name&gt;;</text:p>
      <text:p text:style-name="P7">-&gt; creates a new database with the given name</text:p>
      <text:p text:style-name="P7"/>
      <text:p text:style-name="P2">DROP DATABASE &lt;name&gt;;</text:p>
      <text:p text:style-name="P7">-&gt; drops/deletes the database with the given name</text:p>
      <text:p text:style-name="P7"/>
      <text:p text:style-name="P2">USE &lt;database name&gt;;</text:p>
      <text:p text:style-name="P7">-&gt; use a database</text:p>
      <text:p text:style-name="P7"/>
      <text:p text:style-name="P2">SELECT DATABASE();</text:p>
      <text:p text:style-name="P7">-&gt; tells the name of use of current database</text:p>
      <text:p text:style-name="P7">-&gt; when in root then returns "null" as no database in use</text:p>
      <text:p text:style-name="P7"/>
      <text:p text:style-name="P2">CREATE TABLE &lt;tablename&gt; </text:p>
      <text:p text:style-name="P2">(</text:p>
      <text:p text:style-name="P2"><text:tab/>column_name data_type,</text:p>
      <text:p text:style-name="P2"><text:tab/>column_name data_type</text:p>
      <text:p text:style-name="P2">);</text:p>
      <text:p text:style-name="P7">-&gt; create a table</text:p>
      <text:p text:style-name="P7"/>
      <text:p text:style-name="P2">SHOW TABLES;</text:p>
      <text:p text:style-name="P7">-&gt; list all the tables in the current database</text:p>
      <text:p text:style-name="P7"/>
      <text:p text:style-name="P2">SHOW COLUMNS FROM &lt;tablename&gt;;</text:p>
      <text:p text:style-name="P7">-&gt; list all the columns from that table with there details</text:p>
      <text:p text:style-name="P7"/>
      <text:p text:style-name="P2">DESC &lt;tablename&gt;;</text:p>
      <text:p text:style-name="P7">-&gt; list all the columns from that table with there details</text:p>
      <text:p text:style-name="P7">-&gt; a similar command to SHOW COLUMNS FROM &lt;tablename&gt;;</text:p>
      <text:p text:style-name="P7"/>
      <text:p text:style-name="P3">DROP TABLE &lt;tablename&gt;;</text:p>
      <text:p text:style-name="P8">-&gt; drops/deletes the table with the given name</text:p>
      <text:p text:style-name="P8"/>
      <text:p text:style-name="P5">INSERT INTO &lt;tablname&gt;(col_name1, col_name2) VALUES (valForCol1, valForCol2);</text:p>
      <text:p text:style-name="P9">-&gt; insert values in table with corresponding column name</text:p>
      <text:p text:style-name="P10">-<text:span text:style-name="T2">&gt; columns </text:span><text:span text:style-name="T7">placement may</text:span><text:span text:style-name="T2"> not be in order that in table but col_val should corresponds to your given column order to avoid datatypes mismatch.</text:span></text:p>
      <text:p text:style-name="P13"/>
      <text:p text:style-name="P13">NOTE:<text:span text:style-name="T3"> for multiple inserts</text:span></text:p>
      <text:p text:style-name="P4"><text:span text:style-name="T4">INSERT INTO &lt;tablname&gt;(col_name1, col_name2) VALUES (valForCol1, valForCol2), (valForCol1, valForCol2), ...;</text:span><text:span text:style-name="T3"> </text:span></text:p>
      <text:p text:style-name="P10"/>
      <text:p text:style-name="P10"/>
      <text:p text:style-name="P4">SELECT * FROM &lt;tablename&gt;;</text:p>
      <text:p text:style-name="P11">-&gt; shows all the data in the table</text:p>
      <text:p text:style-name="P11"/>
      <text:p text:style-name="P6">SHOW WARNINGS;</text:p>
      <text:p text:style-name="P12">-&gt; displays the warning</text:p>
      <text:p text:style-name="P12"/>
      <text:p text:style-name="P12"/>
      <text:p text:style-name="P12"/>
      <text:p text:style-name="P26"><text:soft-page-break/>NOT NULL and Setting DEFAULT</text:p>
      <text:p text:style-name="P25"/>
      <text:p text:style-name="P19">NOTE <text:span text:style-name="T16">1</text:span>: <text:span text:style-name="T3">for stopping the the undefined value in row to be null, while </text:span><text:span text:style-name="T6">inserting into</text:span><text:span text:style-name="T3"> table, after defining the datatype add “</text:span><text:span text:style-name="T5">NOT NULL</text:span><text:span text:style-name="T3">” field.</text:span></text:p>
      <text:p text:style-name="P22"><text:span text:style-name="T3">Eg : CREATE TABLE &lt;tablename&gt; </text:span></text:p>
      <text:p text:style-name="P15"><text:tab/>(</text:p>
      <text:p text:style-name="P15"><text:tab/><text:tab/>column_name data_type <text:span text:style-name="T9">NOT NULL</text:span>,</text:p>
      <text:p text:style-name="P15"><text:tab/><text:tab/>column_name data_type <text:span text:style-name="T9">NOT NULL</text:span></text:p>
      <text:p text:style-name="P22"><text:span text:style-name="T3"><text:tab/>);</text:span></text:p>
      <text:p text:style-name="P22"><text:span text:style-name="T3"/></text:p>
      <text:p text:style-name="P21"><text:span text:style-name="T17">NOTE 2:</text:span><text:span text:style-name="T3"> setting defualt values for each column</text:span></text:p>
      <text:p text:style-name="P23"><text:span text:style-name="T3">Eg : CREATE TABLE &lt;tablename&gt; </text:span></text:p>
      <text:p text:style-name="P16"><text:tab/>(</text:p>
      <text:p text:style-name="P27"><text:span text:style-name="T15"><text:tab/><text:tab/>column_name data_type </text:span><text:span text:style-name="T13">DEFAULT </text:span><text:span text:style-name="T14">default_value</text:span><text:span text:style-name="T15">,</text:span></text:p>
      <text:p text:style-name="P17"><text:tab/><text:tab/>column_name data_type <text:span text:style-name="T9">DEFAULT </text:span><text:span text:style-name="T10">default_value</text:span></text:p>
      <text:p text:style-name="P23"><text:span text:style-name="T3"><text:tab/>);</text:span></text:p>
      <text:p text:style-name="P24"><text:span text:style-name="T3">But here we can explicitly make column value as null so to avoid that we combine note 1 and note 2</text:span></text:p>
      <text:p text:style-name="P23"><text:span text:style-name="T3"/></text:p>
      <text:p text:style-name="P28">Conclusive Approch:</text:p>
      <text:p text:style-name="P29"><text:span text:style-name="T3">CREATE TABLE &lt;tablename&gt; </text:span></text:p>
      <text:p text:style-name="P18">(</text:p>
      <text:p text:style-name="P18"><text:tab/>column_name data_type <text:span text:style-name="T11">NOT NULL DEFAULT </text:span><text:span text:style-name="T12">default_value</text:span>,</text:p>
      <text:p text:style-name="P18"><text:tab/>column_name data_type <text:span text:style-name="T11">NOT NULL DEFAULT </text:span><text:span text:style-name="T12">default_value</text:span></text:p>
      <text:p text:style-name="P20"><text:span text:style-name="T3">);</text:span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1T01:39:41.860599520</dc:date>
    <meta:editing-duration>PT1H35M16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56" meta:word-count="314" meta:character-count="1981" meta:non-whitespace-character-count="1702"/>
  </office:meta>
</office:document-meta>
</file>